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figuration.getJndiSecurityCredentia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Configuration.getJndiProvider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Configuration.getJndiSecurityPrincip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Configuration.getJmsConnectionFactoryJndi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Configuration.getJndiInitialContex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Configuration.getJndiUrlPkg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